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HBUS server algo</text:p>
      <text:p text:style-name="Standard"/>
      <text:list xml:id="list1851111433" text:style-name="L1">
        <text:list-item>
          <text:p text:style-name="P1">Get all the hosts that are eligible to render</text:p>
          <text:list>
            <text:list-item>
              <text:p text:style-name="P1">store them in a dict according to their weights → key:weight, value:host</text:p>
            </text:list-item>
            <text:list-item>
              <text:p text:style-name="P1">store them in a dict according to their group → key:group, value:host</text:p>
            </text:list-item>
          </text:list>
        </text:list-item>
        <text:list-item>
          <text:p text:style-name="P1">Get all the tasks that are active</text:p>
          <text:list>
            <text:list-item>
              <text:p text:style-name="P1">Store them in a dict according to their priorities → key:prio, value:taskid.</text:p>
            </text:list-item>
            <text:list-item>
              <text:p text:style-name="P1">get all the frames that are unassigned from “frames” table.</text:p>
              <text:list>
                <text:list-item>
                  <text:p text:style-name="P1">Store them in a dict according to their taskids → key:taskid, value:frames</text:p>
                </text:list-item>
              </text:list>
              <text:p text:style-name="P1">Foreach pri in prio:</text:p>
              <text:list text:continue-numbering="true">
                <text:list-header>
                  <text:p text:style-name="P1">tasks = prio{pri}</text:p>
                </text:list-header>
              </text:list>
            </text:list-item>
          </text:list>
        </text:list-item>
      </text:list>
      <text:p text:style-name="Standard"><text:tab/><text:tab/>Foreach task in tasks:</text:p>
      <text:p text:style-name="Standard"><text:tab/><text:tab/> <text:s text:c="5"/>assign a frame of the task to a host n retur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2T11:18:04</meta:creation-date>
    <dc:date>2010-06-17T12:32:20</dc:date>
    <meta:editing-duration>PT96H12M34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12" meta:word-count="107" meta:character-count="573"/>
  </office:meta>
</office:document-meta>
</file>